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e984" officeooo:paragraph-rsid="0008e9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e984" officeooo:paragraph-rsid="0008e98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e618" officeooo:paragraph-rsid="0009e618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1680ad" officeooo:paragraph-rsid="00186ed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6edf" officeooo:paragraph-rsid="00186ed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bd1f8" officeooo:paragraph-rsid="000bd1f8" fo:background-color="#87d1d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d1f8" officeooo:paragraph-rsid="001ab71c" fo:background-color="#87d1d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d1f8" officeooo:paragraph-rsid="001b8725" fo:background-color="#87d1d1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d7167" officeooo:paragraph-rsid="000d7167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8e984" officeooo:paragraph-rsid="0008e98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9e618" officeooo:paragraph-rsid="0009e618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09e618" officeooo:paragraph-rsid="0009e618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0d878d" officeooo:paragraph-rsid="000d878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cc79" officeooo:paragraph-rsid="000dcc79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normal" officeooo:rsid="000dcc79" officeooo:paragraph-rsid="000dcc79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0dcc79" officeooo:paragraph-rsid="000f646f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dcc79" officeooo:paragraph-rsid="0013c81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dcc79" officeooo:paragraph-rsid="000f646f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4bd69" officeooo:paragraph-rsid="0014bd69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86edf" officeooo:paragraph-rsid="00186edf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19ce25" officeooo:paragraph-rsid="0019ce25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weight="normal" officeooo:rsid="000bd1f8" officeooo:paragraph-rsid="000d7167" fo:background-color="#87d1d1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0d7167" officeooo:paragraph-rsid="000d7167" fo:background-color="#87d1d1" style:font-weight-asian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weight="normal" officeooo:rsid="000f646f" officeooo:paragraph-rsid="001b8725" fo:background-color="#87d1d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f646f" officeooo:paragraph-rsid="0014bd69" fo:background-color="#87d1d1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font-weight="normal" officeooo:rsid="000bd1f8" officeooo:paragraph-rsid="000bd1f8" fo:background-color="transparent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weight="normal" officeooo:rsid="000f646f" officeooo:paragraph-rsid="000f646f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f646f" officeooo:paragraph-rsid="000f646f" fo:background-color="transparent" style:font-weight-asian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weight="normal" officeooo:rsid="000f646f" officeooo:paragraph-rsid="00199167" fo:background-color="transparent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weight="normal" officeooo:rsid="000f646f" officeooo:paragraph-rsid="001b8725" fo:background-color="transparent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186edf" officeooo:paragraph-rsid="00186edf" fo:background-color="transparent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09e618" officeooo:paragraph-rsid="0009e618" fo:background-color="#fff450" style:font-weight-asian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weight="normal" officeooo:rsid="0009e618" officeooo:paragraph-rsid="00139ab6" fo:background-color="#fff450" style:font-weight-asian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officeooo:paragraph-rsid="00186edf"/>
    </style:style>
    <style:style style:name="P35" style:family="paragraph" style:parent-style-name="Standard" style:list-style-name="L6">
      <style:paragraph-properties fo:text-align="start" style:justify-single-word="false"/>
      <style:text-properties fo:color="#ce181e" fo:font-style="italic" fo:font-weight="normal" officeooo:rsid="000d7167" officeooo:paragraph-rsid="000d7167" fo:background-color="#87d1d1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e181e" fo:font-style="italic" fo:font-weight="normal" officeooo:rsid="000d7167" officeooo:paragraph-rsid="000d7167" fo:background-color="#87d1d1" style:font-style-asian="italic" style:font-weight-asian="normal" style:font-style-complex="italic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fo:color="#ce181e" fo:font-style="italic" fo:font-weight="normal" officeooo:rsid="000d7167" officeooo:paragraph-rsid="001b8725" fo:background-color="#87d1d1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ce181e" fo:font-style="italic" fo:font-weight="normal" officeooo:rsid="000d7167" officeooo:paragraph-rsid="00186edf" fo:background-color="#87d1d1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ce181e" fo:font-weight="bold" officeooo:rsid="00186edf" officeooo:paragraph-rsid="00186edf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ce181e" fo:font-weight="bold" officeooo:rsid="0019ce25" officeooo:paragraph-rsid="0019ce2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weight="bold" officeooo:rsid="000bd1f8" officeooo:paragraph-rsid="001b8725" fo:background-color="#87d1d1" style:font-weight-asian="bold" style:font-weight-complex="bold"/>
    </style:style>
    <style:style style:name="P42" style:family="paragraph" style:parent-style-name="Standard" style:list-style-name="L10">
      <style:paragraph-properties fo:text-align="start" style:justify-single-word="false"/>
      <style:text-properties fo:color="#000000" fo:font-weight="bold" officeooo:rsid="000bd1f8" officeooo:paragraph-rsid="001b8725" fo:background-color="#87d1d1" style:font-weight-asian="bold" style:font-weight-complex="bold"/>
    </style:style>
    <style:style style:name="P43" style:family="paragraph" style:parent-style-name="Standard" style:list-style-name="L11">
      <style:paragraph-properties fo:text-align="start" style:justify-single-word="false"/>
      <style:text-properties officeooo:paragraph-rsid="00199167" fo:background-color="transparent"/>
    </style:style>
    <style:style style:name="T1" style:family="text">
      <style:text-properties officeooo:rsid="0009e618"/>
    </style:style>
    <style:style style:name="T2" style:family="text">
      <style:text-properties fo:font-weight="normal" officeooo:rsid="000d878d" style:font-weight-asian="normal" style:font-weight-complex="normal"/>
    </style:style>
    <style:style style:name="T3" style:family="text">
      <style:text-properties fo:font-weight="normal" officeooo:rsid="00186edf" style:font-weight-asian="normal" style:font-weight-complex="normal"/>
    </style:style>
    <style:style style:name="T4" style:family="text">
      <style:text-properties fo:font-weight="normal" officeooo:rsid="000f646f" style:font-weight-asian="normal" style:font-weight-complex="normal"/>
    </style:style>
    <style:style style:name="T5" style:family="text">
      <style:text-properties fo:font-weight="normal" officeooo:rsid="00199167" style:font-weight-asian="normal" style:font-weight-complex="normal"/>
    </style:style>
    <style:style style:name="T6" style:family="text">
      <style:text-properties officeooo:rsid="000d7167"/>
    </style:style>
    <style:style style:name="T7" style:family="text">
      <style:text-properties fo:color="#ce181e"/>
    </style:style>
    <style:style style:name="T8" style:family="text">
      <style:text-properties fo:color="#ce181e" officeooo:rsid="000d7167"/>
    </style:style>
    <style:style style:name="T9" style:family="text">
      <style:text-properties fo:color="#ce181e" fo:font-weight="normal" officeooo:rsid="00186edf" style:font-weight-asian="normal" style:font-weight-complex="normal"/>
    </style:style>
    <style:style style:name="T10" style:family="text">
      <style:text-properties fo:color="#ce181e" fo:font-weight="normal" officeooo:rsid="000f646f" style:font-weight-asian="normal" style:font-weight-complex="normal"/>
    </style:style>
    <style:style style:name="T11" style:family="text">
      <style:text-properties fo:color="#ce181e" fo:font-weight="normal" officeooo:rsid="00199167" style:font-weight-asian="normal" style:font-weight-complex="normal"/>
    </style:style>
    <style:style style:name="T12" style:family="text">
      <style:text-properties fo:color="#ce181e" fo:font-weight="bold" officeooo:rsid="000bd1f8" style:font-weight-asian="bold" style:font-weight-complex="bold"/>
    </style:style>
    <style:style style:name="T13" style:family="text">
      <style:text-properties officeooo:rsid="000d878d"/>
    </style:style>
    <style:style style:name="T14" style:family="text">
      <style:text-properties officeooo:rsid="000dcc79"/>
    </style:style>
    <style:style style:name="T15" style:family="text">
      <style:text-properties officeooo:rsid="000f646f"/>
    </style:style>
    <style:style style:name="T16" style:family="text">
      <style:text-properties fo:color="#000000" officeooo:rsid="000d7167"/>
    </style:style>
    <style:style style:name="T17" style:family="text">
      <style:text-properties fo:color="#000000" officeooo:rsid="000d878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99167" style:font-weight-asian="normal" style:font-weight-complex="normal"/>
    </style:style>
    <style:style style:name="T20" style:family="text">
      <style:text-properties fo:color="#000000" fo:font-weight="normal" officeooo:rsid="0019ce25" style:font-weight-asian="normal" style:font-weight-complex="normal"/>
    </style:style>
    <style:style style:name="T21" style:family="text">
      <style:text-properties fo:color="#000000" officeooo:rsid="000f646f"/>
    </style:style>
    <style:style style:name="T22" style:family="text">
      <style:text-properties officeooo:rsid="001680ad"/>
    </style:style>
    <style:style style:name="T23" style:family="text">
      <style:text-properties officeooo:rsid="0019ce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Access Rights for Organization Structure</text:p>
      <text:p text:style-name="P1"/>
      <text:p text:style-name="P2">Purpose</text:p>
      <text:p text:style-name="P10">Purpose of this process is to restrict user to access Organization structure.</text:p>
      <text:p text:style-name="P10">User can only access Organization those assigned by administrator at the time of profile creation.</text:p>
      <text:p text:style-name="P10"/>
      <text:p text:style-name="P3">Process</text:p>
      <text:list xml:id="list4031514253" text:style-name="L1">
        <text:list-item>
          <text:p text:style-name="P12">Admin give access rights to user while profile creation.</text:p>
        </text:list-item>
        <text:list-item>
          <text:p text:style-name="P12">When user login to page then data for Organisation and Geography structure (only data that assign by admin ) insert into database correspond to User LoginID.</text:p>
        </text:list-item>
        <text:list-item>
          <text:p text:style-name="P12"><text:span text:style-name="T23">After login</text:span> data get from database for populate organization structure (only data that assign by admin ).</text:p>
        </text:list-item>
      </text:list>
      <text:p text:style-name="P11"/>
      <text:p text:style-name="P3">Pages where organization Structure used</text:p>
      <text:list xml:id="list3628088557" text:style-name="L2">
        <text:list-item>
          <text:p text:style-name="P32">Farmer Search (Advance search)</text:p>
          <text:p text:style-name="P13">In advance farmer search <text:span text:style-name="T14">page </text:span><text:s/>Org structure used to search farmer under selected Org structure.</text:p>
          <text:p text:style-name="P9"/>
        </text:list-item>
      </text:list>
      <text:list xml:id="list1065417812" text:style-name="L5">
        <text:list-item>
          <text:list>
            <text:list-item>
              <text:p text:style-name="P26">API – ‘Organization/GetOrgStructureTypeList’ with parameter ‘<text:span text:style-name="T7">LevelId=0</text:span>’ to generates Org structure dropdowns</text:p>
            </text:list-item>
            <text:list-item>
              <text:p text:style-name="P26">API - ‘Organization/GetOrgStructureList’ <text:s/>with parameter ‘<text:span text:style-name="T7">ParentId’</text:span> <text:s/><text:span text:style-name="T6">and ‘</text:span><text:span text:style-name="T8">LoginId=0</text:span><text:span text:style-name="T6">’ </text:span>to populate dropdown.If <text:span text:style-name="T7">ParentId=0</text:span> then populate Business Line dropdown <text:span text:style-name="T6">and if </text:span><text:span text:style-name="T8">ParentId &gt; 0</text:span><text:span text:style-name="T6"> then populate child Org structure of selected </text:span><text:span text:style-name="T8">ParentId</text:span><text:span text:style-name="T6">. </text:span></text:p>
            </text:list-item>
          </text:list>
        </text:list-item>
      </text:list>
      <text:p text:style-name="P7"><text:tab/></text:p>
      <text:p text:style-name="P7"><text:span text:style-name="T6">After Changes</text:span></text:p>
      <text:p text:style-name="P6"><text:tab/><text:span text:style-name="T2">After</text:span><text:span text:style-name="T13"> </text:span><text:span text:style-name="T2">change Org Structure populate with assigned Org structure for logged in user</text:span></text:p>
      <text:list xml:id="list409525748" text:style-name="L6">
        <text:list-item>
          <text:p text:style-name="P22">API - ‘Organization/GetOrgStructureList’ </text:p>
          <text:p text:style-name="P23">We pass parameters in this Api <text:span text:style-name="T13">to get assigned Org structure </text:span>-</text:p>
          <text:p text:style-name="P35">LoginId, <text:s text:c="2"/>ProfileId, <text:s text:c="2"/>ParentId</text:p>
        </text:list-item>
      </text:list>
      <text:p text:style-name="P36"/>
      <text:list xml:id="list161831008319689" text:continue-list="list3628088557" text:style-name="L2">
        <text:list-item>
          <text:p text:style-name="P32">Add Machine</text:p>
        </text:list-item>
      </text:list>
      <text:p text:style-name="P14"><text:tab/>In Add machine page Org structure used to Add a Machine under selected Org structure</text:p>
      <text:list xml:id="list414460341" text:style-name="L8">
        <text:list-item>
          <text:p text:style-name="P15">Process of Add machine is same as Famer Search correspond to Org structure.</text:p>
        </text:list-item>
        <text:list-item>
          <text:p text:style-name="P27">In case of Edit machine</text:p>
          <text:p text:style-name="P27">API - ‘Login/GetorgStructureByOrgId’ with parameter ‘<text:span text:style-name="T7">OrgId</text:span>’</text:p>
        </text:list-item>
      </text:list>
      <text:p text:style-name="P28"><text:tab/><text:tab/>This API populate all Org structure based on selected <text:span text:style-name="T7">OrgId</text:span></text:p>
      <text:p text:style-name="P8"><text:tab/></text:p>
      <text:p text:style-name="P41"><text:span text:style-name="T6">After Changes</text:span></text:p>
      <text:p text:style-name="P25"><text:span text:style-name="T7"><text:tab/><text:tab/></text:span><text:span text:style-name="T16">We pass parameters in this Api </text:span><text:span text:style-name="T17">to get assigned Org structure </text:span><text:span text:style-name="T16">-</text:span></text:p>
      <text:p text:style-name="P38"><text:span text:style-name="T7"><text:s text:c="24"/>LoginId, <text:s text:c="2"/>ProfileId, <text:s text:c="2"/></text:span><text:span text:style-name="T15">OrgId</text:span></text:p>
      <text:p text:style-name="P14"/>
      <text:list xml:id="list161830246474778" text:continue-list="list161831008319689" text:style-name="L2">
        <text:list-item>
          <text:p text:style-name="P32">Machine Search</text:p>
          <text:p text:style-name="P16">Process of <text:span text:style-name="T15">M</text:span>achine <text:span text:style-name="T15">Search</text:span> is same as Famer Search correspond to Org structure.</text:p>
        </text:list-item>
      </text:list>
      <text:p text:style-name="P18"/>
      <text:p text:style-name="P18"/>
      <text:list xml:id="list161831003060843" text:continue-numbering="true" text:style-name="L2">
        <text:list-item>
          <text:p text:style-name="P33">Partner (CHC/Franchisee)</text:p>
          <text:p text:style-name="P17">Process of <text:span text:style-name="T1">Partner</text:span> is same as Famer Search correspond to Org structure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61831367628537" text:continue-numbering="true" text:style-name="L2">
        <text:list-item>
          <text:p text:style-name="P33">Organization Master</text:p>
          <text:p text:style-name="P19">Organization master page is use to <text:span text:style-name="T22">Add Organisation.</text:span></text:p>
        </text:list-item>
      </text:list>
      <text:list xml:id="list909433743" text:style-name="L9">
        <text:list-item>
          <text:p text:style-name="P34"><text:span text:style-name="T3">API – Organization/getOrgStructureTypeList with parameter ‘</text:span><text:span text:style-name="T9">LevelId</text:span><text:span text:style-name="T3">’</text:span></text:p>
        </text:list-item>
      </text:list>
      <text:list xml:id="list161831033019475" text:continue-list="list161831367628537" text:style-name="L2">
        <text:list-item>
          <text:list>
            <text:list-item>
              <text:list>
                <text:list-header>
                  <text:p text:style-name="P20">for BL value of <text:span text:style-name="T7">LevelId</text:span>- 1</text:p>
                  <text:p text:style-name="P20">for BA value of <text:span text:style-name="T7">LevelId</text:span>- 2</text:p>
                  <text:p text:style-name="P20">for HUB value of <text:span text:style-name="T7">LevelId</text:span>- 3</text:p>
                  <text:p text:style-name="P31">for Spoke value of <text:span text:style-name="T7">LevelId</text:span>- 4</text:p>
                </text:list-header>
              </text:list>
            </text:list-item>
          </text:list>
        </text:list-item>
      </text:list>
      <text:list xml:id="list3164821089" text:style-name="L11">
        <text:list-item>
          <text:p text:style-name="P43"><text:span text:style-name="T4">API - ‘Login/GetorgStructureByOrgId’ with parameter ‘</text:span><text:span text:style-name="T10">OrgId</text:span><text:span text:style-name="T4">’</text:span></text:p>
        </text:list-item>
      </text:list>
      <text:list xml:id="list3261719809" text:style-name="L10">
        <text:list-header>
          <text:p text:style-name="P29"><text:tab/>This API populate all Org structure based on selected <text:span text:style-name="T7">OrgId</text:span></text:p>
          <text:p text:style-name="P30"><text:span text:style-name="T7"><text:tab/></text:span><text:span text:style-name="T12"><text:tab/></text:span></text:p>
          <text:p text:style-name="P42"><text:span text:style-name="T6">After Changes</text:span></text:p>
          <text:p text:style-name="P24"><text:span text:style-name="T7"><text:tab/><text:tab/></text:span><text:span text:style-name="T16">We pass parameters in this Api </text:span><text:span text:style-name="T17">to get assigned Org structure </text:span><text:span text:style-name="T16">-</text:span></text:p>
          <text:p text:style-name="P37"><text:span text:style-name="T16"><text:s text:c="23"/></text:span><text:s/>LoginId, <text:s text:c="2"/>ProfileId, <text:s text:c="2"/><text:span text:style-name="T15">OrgId</text:span></text:p>
        </text:list-header>
      </text:list>
      <text:list xml:id="list161830562784134" text:continue-list="list161831033019475" text:style-name="L2">
        <text:list-header>
          <text:p text:style-name="P4"/>
          <text:p text:style-name="P4"/>
        </text:list-header>
      </text:list>
      <text:p text:style-name="P5"><text:tab/><text:span text:style-name="T5">API – Organization/GetOrganizationStructureDetailList with parameter</text:span></text:p>
      <text:p text:style-name="P5"><text:span text:style-name="T5"><text:tab/><text:tab/></text:span><text:span text:style-name="T11">LoginId=0</text:span></text:p>
      <text:p text:style-name="P39"><text:span text:style-name="T5"><text:tab/><text:tab/>LevelId=0</text:span></text:p>
      <text:p text:style-name="P39"><text:span text:style-name="T5"><text:tab/><text:tab/>OrgId</text:span></text:p>
      <text:p text:style-name="P39"><text:span text:style-name="T5"><text:tab/></text:span><text:span text:style-name="T19">This API is used to get existing Organization list under selected </text:span><text:span text:style-name="T5">OrgId</text:span><text:span text:style-name="T19"> </text:span><text:span text:style-name="T20">(parentId)</text:span></text:p>
      <text:p text:style-name="P39"><text:span text:style-name="T20"/></text:p>
      <text:p text:style-name="P39"><text:span text:style-name="T20"/></text:p>
      <text:p text:style-name="P40"><text:span text:style-name="T18"/></text:p>
      <text:list xml:id="list161831810343385" text:continue-numbering="true" text:style-name="L2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06:32.811707816</meta:creation-date>
    <dc:date>2019-08-29T16:17:58.807379863</dc:date>
    <meta:editing-duration>PT25M5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96" meta:character-count="2628" meta:non-whitespace-character-count="2214"/>
  </office:meta>
</office:document-meta>
</file>